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67205"/>
          <table:table-cell office:value-type="float" office:value="0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94135"/>
          <table:table-cell office:value-type="float" office:value="0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52374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52172"/>
          <table:table-cell office:value-type="float" office:value="0.1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20189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94094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6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535478"/>
          <table:table-cell office:value-type="float" office:value="0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2122"/>
          <table:table-cell office:value-type="float" office:value="0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46448"/>
          <table:table-cell office:value-type="float" office:value="0.2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0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9241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98924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6035"/>
          <table:table-cell office:value-type="float" office:value="0.1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1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0766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80621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05519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35291"/>
          <table:table-cell office:value-type="float" office:value="0.09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04.0"/>
          <table:table-cell office:value-type="float" office:value="6223.0"/>
          <table:table-cell office:value-type="float" office:value="18182.0"/>
          <table:table-cell office:value-type="float" office:value="997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4833"/>
          <table:table-cell office:value-type="float" office:value="1.682"/>
          <table:table-cell office:value-type="float" office:value="1.62"/>
          <table:table-cell office:value-type="float" office:value="90513.0"/>
          <table:table-cell office:value-type="float" office:value="0.0"/>
          <table:table-cell office:value-type="float" office:value="148.0"/>
          <table:table-cell office:value-type="float" office:value="13622.0"/>
          <table:table-cell office:value-type="float" office:value="104148.0"/>
          <table:table-cell office:value-type="float" office:value="6223.0"/>
          <table:table-cell office:value-type="float" office:value="1818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7.474"/>
          <table:table-cell office:value-type="float" office:value="187.161"/>
          <table:table-cell office:value-type="float" office:value="187.07"/>
          <table:table-cell office:value-type="float" office:value="8004754.0"/>
          <table:table-cell office:value-type="float" office:value="0.0"/>
          <table:table-cell office:value-type="float" office:value="16382.0"/>
          <table:table-cell office:value-type="float" office:value="2135744.0"/>
          <table:table-cell office:value-type="float" office:value="10140715.0"/>
          <table:table-cell office:value-type="float" office:value="5494.0"/>
          <table:table-cell office:value-type="float" office:value="15704.0"/>
          <table:table-cell office:value-type="float" office:value="103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02761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99725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2917"/>
          <table:table-cell office:value-type="float" office:value="0.0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6.5858"/>
          <table:table-cell office:value-type="float" office:value="16.245"/>
          <table:table-cell office:value-type="float" office:value="16.15"/>
          <table:table-cell office:value-type="float" office:value="548125.0"/>
          <table:table-cell office:value-type="float" office:value="0.0"/>
          <table:table-cell office:value-type="float" office:value="253.0"/>
          <table:table-cell office:value-type="float" office:value="20898.0"/>
          <table:table-cell office:value-type="float" office:value="569284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.049"/>
          <table:table-cell office:value-type="float" office:value="341.741"/>
          <table:table-cell office:value-type="float" office:value="341.66"/>
          <table:table-cell office:value-type="float" office:value="22140998.0"/>
          <table:table-cell office:value-type="float" office:value="0.0"/>
          <table:table-cell office:value-type="float" office:value="10734.0"/>
          <table:table-cell office:value-type="float" office:value="1426410.0"/>
          <table:table-cell office:value-type="float" office:value="23567407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8.697"/>
          <table:table-cell office:value-type="float" office:value="738.415"/>
          <table:table-cell office:value-type="float" office:value="738.34"/>
          <table:table-cell office:value-type="float" office:value="41693400.0"/>
          <table:table-cell office:value-type="float" office:value="0.0"/>
          <table:table-cell office:value-type="float" office:value="87797.0"/>
          <table:table-cell office:value-type="float" office:value="13802713.0"/>
          <table:table-cell office:value-type="float" office:value="55496144.0"/>
          <table:table-cell office:value-type="float" office:value="5494.0"/>
          <table:table-cell office:value-type="float" office:value="15714.0"/>
          <table:table-cell office:value-type="float" office:value="103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27809"/>
          <table:table-cell office:value-type="float" office:value="3.962"/>
          <table:table-cell office:value-type="float" office:value="3.85"/>
          <table:table-cell office:value-type="float" office:value="213984.0"/>
          <table:table-cell office:value-type="float" office:value="0.0"/>
          <table:table-cell office:value-type="float" office:value="206.0"/>
          <table:table-cell office:value-type="float" office:value="29309.0"/>
          <table:table-cell office:value-type="float" office:value="243381.0"/>
          <table:table-cell office:value-type="float" office:value="6223.0"/>
          <table:table-cell office:value-type="float" office:value="18190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.1031"/>
          <table:table-cell office:value-type="float" office:value="78.787"/>
          <table:table-cell office:value-type="float" office:value="78.68"/>
          <table:table-cell office:value-type="float" office:value="4835557.0"/>
          <table:table-cell office:value-type="float" office:value="0.0"/>
          <table:table-cell office:value-type="float" office:value="2730.0"/>
          <table:table-cell office:value-type="float" office:value="323293.0"/>
          <table:table-cell office:value-type="float" office:value="5158929.0"/>
          <table:table-cell office:value-type="float" office:value="6223.0"/>
          <table:table-cell office:value-type="float" office:value="18190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597"/>
          <table:table-cell office:value-type="float" office:value="124.342"/>
          <table:table-cell office:value-type="float" office:value="124.28"/>
          <table:table-cell office:value-type="float" office:value="6747300.0"/>
          <table:table-cell office:value-type="float" office:value="0.0"/>
          <table:table-cell office:value-type="float" office:value="16451.0"/>
          <table:table-cell office:value-type="float" office:value="2661110.0"/>
          <table:table-cell office:value-type="float" office:value="9408425.0"/>
          <table:table-cell office:value-type="float" office:value="5494.0"/>
          <table:table-cell office:value-type="float" office:value="15712.0"/>
          <table:table-cell office:value-type="float" office:value="103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009"/>
          <table:table-cell office:value-type="float" office:value="2.578"/>
          <table:table-cell office:value-type="float" office:value="2.48"/>
          <table:table-cell office:value-type="float" office:value="95975.0"/>
          <table:table-cell office:value-type="float" office:value="0.0"/>
          <table:table-cell office:value-type="float" office:value="339.0"/>
          <table:table-cell office:value-type="float" office:value="38577.0"/>
          <table:table-cell office:value-type="float" office:value="134673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5481"/>
          <table:table-cell office:value-type="float" office:value="2.779"/>
          <table:table-cell office:value-type="float" office:value="2.69"/>
          <table:table-cell office:value-type="float" office:value="167078.0"/>
          <table:table-cell office:value-type="float" office:value="0.0"/>
          <table:table-cell office:value-type="float" office:value="167.0"/>
          <table:table-cell office:value-type="float" office:value="14307.0"/>
          <table:table-cell office:value-type="float" office:value="181407.0"/>
          <table:table-cell office:value-type="float" office:value="6223.0"/>
          <table:table-cell office:value-type="float" office:value="18183.0"/>
          <table:table-cell office:value-type="float" office:value="103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4.771"/>
          <table:table-cell office:value-type="float" office:value="404.426"/>
          <table:table-cell office:value-type="float" office:value="404.36"/>
          <table:table-cell office:value-type="float" office:value="22329990.0"/>
          <table:table-cell office:value-type="float" office:value="0.0"/>
          <table:table-cell office:value-type="float" office:value="32766.0"/>
          <table:table-cell office:value-type="float" office:value="5211903.0"/>
          <table:table-cell office:value-type="float" office:value="27541938.0"/>
          <table:table-cell office:value-type="float" office:value="5494.0"/>
          <table:table-cell office:value-type="float" office:value="15705.0"/>
          <table:table-cell office:value-type="float" office:value="1064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